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text:p text:style-name="P1">La réponse donnée par Alys à sa question eut un double effet : d'une part, elle satisfit partiellement sa curiosité et d'autre part, elle acheva de le faire retomber dans l'état de gêne qu'il ressentait lorsqu'il était arrivé ici. Cette demoiselle était une Youtubeuse musicale. Une Youtubeuse musicale ?! Mais alors elle devait être connue parmi les adolescent de son âge. Or Edward ne l'avait absolument pas reconnue, preuve une fois encore de sa méconnaissance de la scène musicale actuelle mais également d'irrespect à son égard. Mais pire encore, il n'en avait jamais entendu parler. La jeune femme pourrait facilement se vexer en se rendant compte que le blondin n'avait aucune idée de qui elle était.</text:p>
      <text:p text:style-name="Standard"/>
      <text:p text:style-name="Standard">Ceci expliquait cependant qu'elle pouvait se payer un appartement aussi luxueux que celui-ci malgré son jeune âge. L'étudiant aux yeux émeraudes se sentit encore plus insignifiant qu'il ne l'était déjà et ne put s'empêcher d'admirer à nouveau la qualité de l'endroit. Bien évidemment, Alys lui retourna la question. Toujours embrouillé dans ses réflexions, Edward mit un certain temps avant de répondre de sa voix hésitante. Qu'est-ce qu'il pouvait bien répondre à « je suis une star sur internet » qui ne le ferait pas passer pour un plouc ? Comme aucune réponse suffisamment crédible ne lui venait à l'esprit, l'adolescent dut se résoudre à dire la vérité.</text:p>
      <text:p text:style-name="Standard"/>
      <text:p text:style-name="Standard">-Oh euh, moi ? Je fais des études de droit. C'est sûrement pas aussi passionnant que de faire de la musique, mais au moins mes parents me laissent tranquille...</text:p>
      <text:p text:style-name="Standard"/>
      <text:p text:style-name="Standard">Edward se mordit la lèvre au moment où il parlait, trop tard cependant. Ramener ses parents sur le tapis était probablement la chose la moins virile qu'il pouvait espérer faire, mais il avait répondu trop vite et n'avait pas pu empêcher la phrase de sortir. Son complexe d'infériorité devenait de plus en plus grand et ce genre de choses n'allait clairement pas l'aider à se détendre. Cherchant à rattraper le coup, il voulut détourner la conversation et reporta le sujet sur la carrière d'Alys (elles adorent quand on parle d'elles *pan*), sans réaliser un seul instant que c'était probablement la chose dont elle parlait le plus et qu'au vu du ton las qu'elle avait employé pour lui répondre, ce n'était clairement pas son thème favoris.</text:p>
      <text:p text:style-name="Standard"/>
      <text:p text:style-name="Standard">-Rien de bien spécial ? Vous plaisantez, c'est hyper cool ! Vous faites de la musique depuis longtemps ? Ca marche bien ? J'imagine, vu l'appartement. Vous enregistrez ici ou bien vous avez un endroit dédié ? Vous faites plutôt quoi comme style de musique ? Vous voulez bien me faire écouter ?</text:p>
      <text:p text:style-name="Standard"/>
      <text:p text:style-name="Standard">Son débit était bien trop rapide et Edward était en train de laisser son esprit s'emporter sous le coup de sentiments. Lui qui cherchait à redorer son image, voilà qui était mal parti...</text:p>
      <text:p text:style-name="Standard"/>
      <text:p text:style-name="P1">Fort heureusement pour notre blondin, Alys ne sembla pas se formaliser sur le fait qu'il décide de parler de sa musique. C'était pourtant un sujet dont elle devait avoir sacrément marre et elle devait également se lasser d'être cataloguée systématiquement, de n'être plus identifiée qu'à sa carrière de chanteuse. Mais Edward ne connaissait pas cet envers du décor, mais surtout s'en foutait royalement. Il posait les questions à mesure qu'elles arrivaient dans son esprit, par intérêt candide pour la personne avec qui il avait rendez-vous. Et d'ailleurs cela pouvait facilement se percevoir en remarquant la manière avec laquelle il buvait les paroles d'Alys. Celle-ci s'éclipsa à nouveau quelques instants avant de revenir avec les mains prises par un plateau contenant une théière et deux tasses qu'elle déposa devant l'étudiant qui l'aidait du mieux qu'il pouvait à se débarrasser de son fardeau, avant de répondre avec patience à ses multiples questions. </text:p>
      <text:p text:style-name="Standard"/>
      <text:p text:style-name="Standard">-Merci pour le thé !</text:p>
      <text:p text:style-name="Standard"/>
      <text:p text:style-name="Standard">Edward écouta avec un calme et une attention touts nouveaux, ses deux yeux émeraudes plongés dans ceux violets toujours aussi envoûtants de la chanteuse. C'était la première fois que le blondin rencontrait une personne un tant soit peu connue -même si la célébrité d'Alys était toute relative- et il voulait tout savoir sur la vie dans le showbiz. A ce stade c'en était presque gênant vu l'insistance avec laquelle il dévisageait son interlocutrice. Il <text:s/>fut cependant sauvé lorsque celle-ci s'empara de son téléphone pour lui faire écouter un de ses morceaux. Suite à quoi le silence s'installa pendant quelques secondes entre les deux jeunes gens.</text:p>
      <text:p text:style-name="Standard"/>
      <text:p text:style-name="Standard">-Ah, c'est sympa.</text:p>
      <text:p text:style-name="Standard"/>
      <text:p text:style-name="Standard">Le charme était rompu. Edward n'avait absolument pas aimé cette chanson et cherchait le meilleur moyen de cacher sa déception. Évidemment, répondre « c'est sympa » n'était pas vraiment le moyen le plus subtil pour y parvenir mais c'était tout ce qu'il avait trouvé. La curiosité qui pétillait dans son regard à peine quelques instant auparavant avait disparu aussi soudainement qu'elle était venue et le garçon avait repris son air un peu perdu. Le temps de trouver de quoi relancer la conversation, il s'occupa à remplir les deux tasses avec le thé qui avait suffisamment infusé maintenant. Il en tendit une vers Alys en souriant et prit la sienne. C'est alors qu'il se rendit compte qu'elle ne lui avait même pas fait visiter son gigantesque appartement. Tout en soufflant sur son thé pour essayer tant bien que mal de le faire descendre à une température consommable, le blondin reprit.</text:p>
      <text:p text:style-name="Standard"/>
      <text:p text:style-name="Standard">-Vous voudriez bien me montrer le studio ?</text:p>
      <text:p text:style-name="P1">Sa baisse d'enthousiasme n'était pas passée inaperçue. La réponse laconique d'Alys sonna comme un « ok, laisse tomber » à ses oreilles et il tiqua légèrement en accusant le coup. Mais d'un autre côté, il n'allait pas s'extasier devant un morceau qu'il n'appréciait pas du tout et sa réaction était la seule qu'il avait trouvée qui ne prétendait pas le contraire sans pour autant être vexant vis-à-vis de la jeune femme. Pour autant, celle-ci ne sembla pas s'en formaliser plus que ça et continua la discussion, la tasse qu'Edward lui avait servie à présent entre les mains. Elle semblait n'être que moyennement chaude pour lui faire visiter son studio, et bien qu'il ne comprit pas vraiment sa réticence, le garçon se demanda s'il était vraiment sage d'insister. Il répondit au sourire que la chanteuse lui offrit par le sien, discret, avant de boire une gorgée de thé sans manquer de se brûler la langue par manque d'attention, lui arrachant une petite grimace qu'il tenta de dissimuler avec peine.</text:p>
      <text:p text:style-name="Standard"/>
      <text:p text:style-name="Standard">-Eh bien... Pour être honnête, je crois que je n'ai jamais vu de studio d'enregistrement... C'est pas forcément si commun, quand on est pas du milieu.</text:p>
      <text:p text:style-name="Standard"/>
      <text:p text:style-name="Standard">A se demander s'il essayait vraiment. Malgré toute sa bonne volonté et sa bienveillance, Edward passait son temps à crier son ignorance malgré lui. S'il souhaitait se rendre intéressant aux yeux d'Alys, ce n'était très certainement pas la marche à suivre. Toujours était-il que malgré tout, celle-ci orienta la discussion sur lui. Comme quoi... La question le prit cependant légèrement de court malgré sa simplicité. Des activités ? Genre... Un club ou quelque chose ? Pendant un moment, le blondin resta interdit, réfléchissant à sa réponse. En toute franchise, pas vraiment. Il passait le plus clair de son temps à rêvasser, à se promener en rêvassant ou à bouquiner en laissant s'évader son esprit... C'était clairement pas au niveau de « youtubeuse de métier en dehors de mes cours d'économie », mais c'était tout ce qu'il avait donc bon...</text:p>
      <text:p text:style-name="Standard"/>
      <text:p text:style-name="Standard">-Euh... Pas au sens strict du terme. J'aime bien lire, et me balader. En ville ou dans des parcs. Me laisser aller au gré des rues. Et voir ce qu'il arrive. Généralement des trucs marrants.</text:p>
      <text:p text:style-name="Standard"/>
      <text:p text:style-name="Standard">Le pire dans l'histoire, c'est que tout en racontant ces banalités inintéressantes, Edward sembla à nouveau pris du même regard dans le vide que précédemment, comme s'il vivait ce dont il était en train de parler en même temps.</text:p>
      <text:p text:style-name="P1">A nouveau perdu dans ses pensées, le jeune garçon se prit à sourire en se remémorant quelques unes de ses aventures qu'il avait vécues rien qu'en décidant un après-midi de s'en aller flâner au fil des rues de Palema. Sa capacité inégalée à se perdre sans aucune raison lui avait apporté un certain nombre de situations qu'il aurait préféré éviter à l'époque, mais qui aujourd'hui lui tiraient un sourire. La voix d'Alys le ramena à la réalité alors qu'elle acceptait finalement de lui montrer son studio. Edward prit une tête un peu surprise alors qu'il reprenait ses esprits mais sourit de plus belle en comprenant qu'il avait bien fait d'insister.</text:p>
      <text:p text:style-name="Standard"/>
      <text:p text:style-name="Standard">-Ah oui ? Chouette !</text:p>
      <text:p text:style-name="Standard"/>
      <text:p text:style-name="Standard">Elle lui demanda ensuite ce qu'il lisait, le forçant à nouveau à se plonger dans ses pensées. En vérité, il lisait un peu de tout, du polar à l'eau de rose. Edward lisait même parfois de la poésie à ses heures perdues. Ses romans favoris étaient encore à ce jour ceux de science-fiction ou d'heroic fantasy, mais il n'était pas sûr de l'avouer, ces thèmes étant tout de même relativement puériles et le blondin ne voulait pas passer une fois de plus pour un gamin -même si c'était probablement déjà trop tard.</text:p>
      <text:p text:style-name="Standard"/>
      <text:p text:style-name="Standard">-Eh bien... Je lis de tout, vraiment. Beaucoup de romans, mais un peu d'autres choses aussi. Tant que ça me permet de m'évader un peu, tout est bon à prendre. Il but une gorgée de thé, sans se brûler cette fois-ci. Et vous, vous lisez un peu ? Votre thé est très bon.</text:p>
      <text:p text:style-name="P1">La conversation n'avançait absolument pas. Entre Edward qui, fidèle à lui-même, n'arrivait pas à se concentrer plus de trois secondes et Alys qui ne faisait aucun effort pour s'intéresser, pas besoin de s'appeler Nostradamus pour deviner comment tout cela allait finir... Des bouquins pour les cours ? En effet, c'était bien plus utile qu'intéressant. Tout en buvant une gorgée de son thé, le blondin inclina la tête.</text:p>
      <text:p text:style-name="Standard"/>
      <text:p text:style-name="Standard">-Ah ouais je vois. J'imagine qu'entre les cours et la musique, vous avez pas vraiment le temps pour d'autres loisirs.</text:p>
      <text:p text:style-name="Standard"/>
      <text:p text:style-name="Standard">L'esprit du garçon bouillonnait tellement il était difficile pour lui de ne pas décrocher complètement et définitivement de la conversation. Alors qu'il était encore optimiste quelques minutes auparavant, il commençait à perdre espoir que quoi que ce soit ne puisse aboutir de cette rencontre. On pouvait facilement penser qu'il ne s'investissait pas -et c'était d'ailleurs probablement ce qu'Alys pensait- alors que la réalité était à l'opposé. Toujours était-il que ce rendez-vous improvisé ne mènerait nulle part et pendant un moment Edward songea à partir sur le champ.</text:p>
      <text:p text:style-name="Standard"/>
      <text:p text:style-name="Standard">Il se ravisa cependant, d'une part parce qu'il n'avait pas terminé son thé et que cela aurait été impoli de le laisser comme ça et d'autre part, le garçon avait insisté pour voir le studio d'enregistrement d'Alys et la youtubeuse risquait de penser qu'il se foutait ouvertement de sa gueule s'il décidait de partir sans l'avoir visité. Alors Edward termina sa tasse rapidement et la reposa sur la table avec un sourire.</text:p>
      <text:p text:style-name="Standard"/>
      <text:p text:style-name="Standard">-Eh bah, on peut y aller.</text:p>
      <text:p text:style-name="P1">Alys se leva lorsqu'ils eurent tous deux fini leur thé et prit une nouvelle fois Edward par la main pour l'emmener vraisemblablement vers le fameux studio, ce qui eut à nouveau pour effet de perturber le blondin qui n'avait pas l'habitude de ce genre de contact assez proche. Il n'en montra cependant rien et se laissa emmener sans broncher, son regard planté dans le dos de la jeune femme devant lui.</text:p>
      <text:p text:style-name="Standard"/>
      <text:p text:style-name="Standard">Les deux jeunes gens arrivèrent finalement devant ladite salle et les yeux de jade du garçon s'ouvrirent un peu plus. Son intérêt piqué au vif, il se mit à naviguer entre les différents éléments de matériel de musique présent dans la pièce, prenant bien soin de ne pas trop toucher ce qui semblait fragile -n'ayant pas vraiment besoin d'une démonstration supplémentaire de sa maladresse. Il n'y avait rien de vraiment extraordinaire dans le studio, en tout cas pour quiconque ayant une vague connaissance en montage vidéo et audio, mais pour un garçon qui n'y connaissait rien, tous ces objets high-tech étaient plutôt « cool ». Edward se tourna vers Alys après avoir méticuleusement inspecté la pièce.</text:p>
      <text:p text:style-name="Standard"/>
      <text:p text:style-name="Standard">-C'est cool ! Par contre ça doit coûter une sacré fortune tout ça. 'Fin c'est pas comme si vous étiez dans le besoin t'façon.</text:p>
      <text:p text:style-name="Standard"/>
      <text:p text:style-name="Standard">Le nouveau manque de tact de cette dernière remarque n'était encore une fois pas vraiment volontaire. Le blondin ne cherchait pas à piquer la chanteuse ou à la critiquer. C'était un simple constat ; au vu de son appartement et de son studio, Alys semblait être quelqu'un d'aisé. Même un simplet comme Edward pouvait s'en apercevoir. Aussi il avait prononcé cette phrase de manière tout à fait innocente -même si elle pouvait paraître vexante ou agressive si l'on ne prenait pas de recul.</text:p>
      <text:p text:style-name="Standard"/>
      <text:p text:style-name="Standard">-Du coup vous faites tout toute seule ? Ou bien vous avez une équipe technique qui vous aide ? Pour le montage, l'enregist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8-18T13:21:54.66</dc:date>
    <meta:editing-duration>PT18H31M37S</meta:editing-duration>
    <meta:editing-cycles>1006</meta:editing-cycles>
    <meta:generator>OpenOffice/4.1.3$Win32 OpenOffice.org_project/413m1$Build-9783</meta:generator>
    <meta:document-statistic meta:table-count="0" meta:image-count="0" meta:object-count="0" meta:page-count="11" meta:paragraph-count="57" meta:word-count="4493" meta:character-count="26935"/>
  </office:meta>
</office:document-meta>
</file>